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1EA7769E29423F33E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197cm" svg:x="1cm" svg:y="8.403cm">
          <draw:image xlink:href="Pictures/10000000000002D2000001EA7769E29423F33E6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9T03:32:56.242000000</dc:date>
    <meta:editing-duration>PT1M13S</meta:editing-duration>
    <meta:editing-cycles>1</meta:editing-cycles>
    <meta:document-statistic meta:object-count="1"/>
    <meta:generator>LibreOffice/6.0.6.2$Windows_X86_64 LibreOffice_project/0c292870b25a325b5ed35f6b45599d2ea4458e77</meta:generator>
  </office:meta>
</office:document-meta>
</file>